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.013cm" fo:margin-left="0cm" fo:margin-right="-0.012cm" table:align="margins" table:border-model="separating"/>
    </style:style>
    <style:style style:name="Tabella3.A" style:family="table-column">
      <style:table-column-properties style:column-width="3.889cm" style:rel-column-width="14982*"/>
    </style:style>
    <style:style style:name="Tabella3.B" style:family="table-column">
      <style:table-column-properties style:column-width="13.123cm" style:rel-column-width="50553*"/>
    </style:style>
    <style:style style:name="Tabella3.1" style:family="table-row">
      <style:table-row-properties style:min-row-height="1.164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3.2" style:family="table-row">
      <style:table-row-properties style:min-row-height="1.72cm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3.3" style:family="table-row">
      <style:table-row-properties style:min-row-height="4.736cm"/>
    </style:style>
    <style:style style:name="P1" style:family="paragraph" style:parent-style-name="Text_20_body">
      <style:text-properties officeooo:paragraph-rsid="001d189d"/>
    </style:style>
    <style:style style:name="P2" style:family="paragraph" style:parent-style-name="Text_20_body">
      <style:text-properties officeooo:paragraph-rsid="001dc39b"/>
    </style:style>
    <style:style style:name="P3" style:family="paragraph" style:parent-style-name="Text_20_body">
      <style:text-properties officeooo:rsid="001dc39b" officeooo:paragraph-rsid="001dc39b"/>
    </style:style>
    <style:style style:name="P4" style:family="paragraph" style:parent-style-name="Text_20_body">
      <style:text-properties officeooo:rsid="001e1ed6" officeooo:paragraph-rsid="001dc39b"/>
    </style:style>
    <style:style style:name="P5" style:family="paragraph" style:parent-style-name="Text_20_body">
      <style:text-properties style:font-name="Times New Roman" fo:font-size="12pt" officeooo:paragraph-rsid="001dc39b" style:font-size-asian="12pt" style:font-size-complex="12pt"/>
    </style:style>
    <style:style style:name="P6" style:family="paragraph" style:parent-style-name="Standard">
      <style:text-properties officeooo:paragraph-rsid="001d189d"/>
    </style:style>
    <style:style style:name="P7" style:family="paragraph" style:parent-style-name="Text_20_body">
      <style:text-properties officeooo:paragraph-rsid="001d189d"/>
    </style:style>
    <style:style style:name="P8" style:family="paragraph" style:parent-style-name="Text_20_body">
      <style:text-properties officeooo:rsid="001dc39b" officeooo:paragraph-rsid="00262142"/>
    </style:style>
    <style:style style:name="T1" style:family="text">
      <style:text-properties officeooo:rsid="001e1ed6"/>
    </style:style>
    <style:style style:name="T2" style:family="text">
      <style:text-properties style:text-underline-style="none"/>
    </style:style>
    <style:style style:name="T3" style:family="text">
      <style:text-properties officeooo:rsid="001dc39b"/>
    </style:style>
    <style:style style:name="T4" style:family="text">
      <style:text-properties fo:font-variant="normal" fo:text-transform="none" fo:color="#222222" fo:letter-spacing="normal" fo:font-style="normal" fo:font-weight="normal" officeooo:rsid="0024ea40"/>
    </style:style>
    <style:style style:name="T5" style:family="text">
      <style:text-properties fo:font-variant="normal" fo:text-transform="none" fo:color="#222222" fo:letter-spacing="normal" fo:font-style="normal" fo:font-weight="normal" officeooo:rsid="0025e7a4"/>
    </style:style>
    <style:style style:name="T6" style:family="text">
      <style:text-properties fo:font-variant="normal" fo:text-transform="none" fo:color="#333333" style:font-name="Arial1" fo:font-size="12pt" fo:letter-spacing="normal" fo:font-style="normal" fo:font-weight="normal" officeooo:rsid="00262142" style:font-size-asian="12pt" style:font-size-complex="12pt"/>
    </style:style>
    <style:style style:name="T7" style:family="text">
      <style:text-properties fo:font-variant="normal" fo:text-transform="none" fo:color="#333333" style:font-name="Times New Roman" fo:font-size="12pt" fo:letter-spacing="normal" fo:font-style="normal" fo:font-weight="normal" officeooo:rsid="00262142" style:font-size-asian="12pt" style:font-size-complex="12pt"/>
    </style:style>
    <style:style style:name="T8" style:family="text">
      <style:text-properties fo:font-variant="normal" fo:text-transform="none" fo:color="#333333" style:font-name="Times New Roman" fo:font-size="12pt" fo:letter-spacing="normal" fo:font-style="normal" fo:font-weight="normal" officeooo:rsid="0027d4bb" style:font-size-asian="12pt" style:font-size-complex="12pt"/>
    </style:style>
    <style:style style:name="T9" style:family="text">
      <style:text-properties officeooo:rsid="00262142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1dc39b" style:font-size-asian="12pt" style:font-size-complex="12pt"/>
    </style:style>
    <style:style style:name="T12" style:family="text">
      <style:text-properties fo:font-size="12pt" officeooo:rsid="00262142" style:font-size-asian="12pt" style:font-size-complex="12pt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officeooo:rsid="002621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">Nome scenario:</text:p>
          </table:table-cell>
          <table:table-cell table:style-name="Tabella3.B1" office:value-type="string">
            <text:p text:style-name="P5"><text:span text:style-name="T3">Visualizza </text:span><text:span text:style-name="T4">servizi offerti ad un iscritto </text:span><text:span text:style-name="T5">dell'</text:span><text:span text:style-name="T4">asilo</text:span></text:p>
          </table:table-cell>
        </table:table-row>
        <table:table-row table:style-name="Tabella3.2">
          <table:table-cell table:style-name="Tabella3.A2" office:value-type="string">
            <text:p text:style-name="P1">Istanza degli <text:span text:style-name="T1">utenti</text:span> partecipanti</text:p>
          </table:table-cell>
          <table:table-cell table:style-name="Tabella3.B2" office:value-type="string">
            <text:p text:style-name="P3">Marco De Angelis – impiegato </text:p>
          </table:table-cell>
        </table:table-row>
        <table:table-row table:style-name="Tabella3.3">
          <table:table-cell table:style-name="Tabella3.A2" office:value-type="string">
            <text:p text:style-name="P1">Flusso degli eventi </text:p>
          </table:table-cell>
          <table:table-cell table:style-name="Tabella3.B2" office:value-type="string">
            <text:p text:style-name="P1">1.<text:span text:style-name="T11">Marco</text:span><text:span text:style-name="T10"> è un impiegat</text:span><text:span text:style-name="T11">o</text:span><text:span text:style-name="T10"> della segreteria dell'asilo nido Mazzetti </text:span><text:span text:style-name="T12">e vuole controllare i servizi offerti all'iscritto Ciro Stabili con codice fiscale </text:span><text:span text:style-name="T6">STB CRI12A10A489O.</text:span></text:p>
            <text:p text:style-name="P1">2.<text:span text:style-name="T3">Marco</text:span> accende il suo PC. </text:p>
            <text:p text:style-name="P1">3.Si connette alla rete.</text:p>
            <text:p text:style-name="P1">4.Accede al sito <text:span text:style-name="T2">dell'asilo Mazzetti.</text:span></text:p>
            <text:p text:style-name="P2">5.Effettua l'autenticazione,<text:span text:style-name="T3"> inserendo “Marco” nel campo username e “De70Angelis” nel campo password.</text:span></text:p>
            <text:p text:style-name="P2"><text:span text:style-name="T3">6.Il sistema riconosce Marco</text:span> <text:span text:style-name="T3">c</text:span><text:span text:style-name="T1">ome impiegato d'ufficio</text:span>.</text:p>
            <text:p text:style-name="P1">6.<text:span text:style-name="T3">Marco seleziona “Ricerca iscritti” dal Menu.</text:span></text:p>
            <text:p text:style-name="P8">7.Marco accede all'area “Ricerca Iscritti” e <text:span text:style-name="T9">inserisce nel campo cognome “Stabili” e nel campo nome “Ciro”</text:span></text:p>
            <text:p text:style-name="P3">8.Marco preme sul tasto Ricerca.</text:p>
            <text:p text:style-name="P8">9.Marco visualizza l'ele<text:span text:style-name="T13">nco </text:span><text:span text:style-name="T14">formato da 2 elementi avente i dati nei campi nome e cognome uguali, ma codice fiscale diverso e clicca sul pulsante affianco alla linea dei dati dell'iscritto, avente codice fiscale <text:s/>“</text:span><text:span text:style-name="T7">STB CRI12A10A489O”, per visualizzare la Scheda personale iscritto.</text:span></text:p>
            <text:p text:style-name="P8"><text:span text:style-name="T7">10.Il sistema visualizza una <text:s/>scheda con tutti i dati anagrafici dell'iscritto inseriti durante l'iscrizione, i dati del genitore che ha iscritto il bambino, visualizza affianco alla scritta Usufruisce del servizio mensa la scritta “NO”, <text:s/>vicino alla scritta Fascia oraria: “Full time” </text:span><text:span text:style-name="T8">e vicino a Note: un campo di testo vuoto.</text:span></text:p>
            <text:p text:style-name="P8"><text:span text:style-name="T7"/></text:p>
            <text:p text:style-name="P8"><text:span text:style-name="T7">11.Marco chiude il sistema.</text:span></text:p>
            <text:p text:style-name="P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37:52.84</meta:creation-date>
    <dc:date>2012-10-16T19:57:26.08</dc:date>
    <meta:editing-duration>PT22M6S</meta:editing-duration>
    <meta:editing-cycles>10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7" meta:word-count="199" meta:character-count="1374" meta:non-whitespace-character-count="1186"/>
  </office:meta>
</office:document-meta>
</file>